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2cm"/>
    </style:style>
    <style:style style:name="co2" style:family="table-column">
      <style:table-column-properties fo:break-before="auto" style:column-width="4.667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4.25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2.528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748cm"/>
    </style:style>
    <style:style style:name="co13" style:family="table-column">
      <style:table-column-properties fo:break-before="auto" style:column-width="3.66cm"/>
    </style:style>
    <style:style style:name="co14" style:family="table-column">
      <style:table-column-properties fo:break-before="auto" style:column-width="3.378cm"/>
    </style:style>
    <style:style style:name="co15" style:family="table-column">
      <style:table-column-properties fo:break-before="auto" style:column-width="2.653cm"/>
    </style:style>
    <style:style style:name="co16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741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art_template_id: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child_depen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ccount_collected_id:id</text:p>
          </table:table-cell>
          <table:table-cell table:style-name="ce1" office:value-type="string">
            <text:p>account_paid_id:id</text:p>
          </table:table-cell>
          <table:table-cell table:style-name="ce1" office:value-type="string">
            <text:p>type_tax_use</text:p>
          </table:table-cell>
          <table:table-cell table:style-name="ce1" office:value-type="string">
            <text:p>base_code_id:id</text:p>
          </table:table-cell>
          <table:table-cell table:style-name="ce1" office:value-type="string">
            <text:p>tax_code_id:id</text:p>
          </table:table-cell>
          <table:table-cell table:style-name="ce1" office:value-type="string">
            <text:p>ref_base_code_id:id</text:p>
          </table:table-cell>
          <table:table-cell table:style-name="ce1" office:value-type="string">
            <text:p>ref_tax_code_id:id</text:p>
          </table:table-cell>
          <table:table-cell table:style-name="ce1" office:value-type="string">
            <text:p>ref_base_sign</text:p>
          </table:table-cell>
          <table:table-cell table:style-name="ce1" office:value-type="string">
            <text:p>ref_tax_sign</text:p>
          </table:table-cell>
          <table:table-cell table:style-name="ce1" office:value-type="string">
            <text:p>price_include</text:p>
          </table:table-cell>
          <table:table-cell table:style-name="ce1" office:value-type="string">
            <text:p>base_sign</text:p>
          </table:table-cell>
          <table:table-cell table:style-name="ce1" office:value-type="string">
            <text:p>tax_sign</text:p>
          </table:table-cell>
        </table:table-row>
        <table:table-row table:style-name="ro1">
          <table:table-cell table:formula="of:=CONCATENATE(&quot;tax_&quot;;LOWER(SUBSTITUTE([.B2];&quot; &quot;;&quot;_&quot;)))" office:value-type="string" office:string-value="tax_22c">
            <text:p>tax_22c</text:p>
          </table:table-cell>
          <table:table-cell office:value-type="string">
            <text:p>22c</text:p>
          </table:table-cell>
          <table:table-cell office:value-type="string">
            <text:p>l10n_it_chart_tmpl_personal</text:p>
          </table:table-cell>
          <table:table-cell office:value-type="string">
            <text:p>IVA al 22% (credito)</text:p>
          </table:table-cell>
          <table:table-cell office:value-type="string">
            <text:p>1</text:p>
          </table:table-cell>
          <table:table-cell office:value-type="string">
            <text:p>0.22</text:p>
          </table:table-cell>
          <table:table-cell office:value-type="string">
            <text:p>False</text:p>
          </table:table-cell>
          <table:table-cell office:value-type="string">
            <text:p>percent</text:p>
          </table:table-cell>
          <table:table-cell table:number-columns-repeated="2" office:value-type="string">
            <text:p>account_1501</text:p>
          </table:table-cell>
          <table:table-cell office:value-type="string">
            <text:p>purchase</text:p>
          </table:table-cell>
          <table:table-cell office:value-type="string">
            <text:p>taxcode_ivci22</text:p>
          </table:table-cell>
          <table:table-cell office:value-type="string">
            <text:p>taxcode_ivc22</text:p>
          </table:table-cell>
          <table:table-cell office:value-type="string">
            <text:p>taxcode_ivci22</text:p>
          </table:table-cell>
          <table:table-cell office:value-type="string">
            <text:p>taxcode_ivc22</text:p>
          </table:table-cell>
          <table:table-cell table:number-columns-repeated="2" office:value-type="string">
            <text:p>1</text:p>
          </table:table-cell>
          <table:table-cell office:value-type="string">
            <text:p>False</text:p>
          </table:table-cell>
          <table:table-cell table:number-columns-repeated="2" office:value-type="string">
            <text:p>-1</text:p>
          </table:table-cell>
        </table:table-row>
        <table:table-row table:style-name="ro1">
          <table:table-cell table:formula="of:=CONCATENATE(&quot;tax_&quot;;LOWER(SUBSTITUTE([.B3];&quot; &quot;;&quot;_&quot;)))" office:value-type="string" office:string-value="tax_22d">
            <text:p>tax_22d</text:p>
          </table:table-cell>
          <table:table-cell office:value-type="string">
            <text:p>22d</text:p>
          </table:table-cell>
          <table:table-cell office:value-type="string">
            <text:p>l10n_it_chart_tmpl_personal</text:p>
          </table:table-cell>
          <table:table-cell office:value-type="string">
            <text:p>IVA al 22% (debito)</text:p>
          </table:table-cell>
          <table:table-cell office:value-type="string">
            <text:p>2</text:p>
          </table:table-cell>
          <table:table-cell office:value-type="string">
            <text:p>0.22</text:p>
          </table:table-cell>
          <table:table-cell office:value-type="string">
            <text:p>False</text:p>
          </table:table-cell>
          <table:table-cell office:value-type="string">
            <text:p>percent</text:p>
          </table:table-cell>
          <table:table-cell table:number-columns-repeated="2" office:value-type="string">
            <text:p>account_2501</text:p>
          </table:table-cell>
          <table:table-cell office:value-type="string">
            <text:p>sale</text:p>
          </table:table-cell>
          <table:table-cell office:value-type="string">
            <text:p>taxcode_ivdi22</text:p>
          </table:table-cell>
          <table:table-cell office:value-type="string">
            <text:p>taxcode_ivd22</text:p>
          </table:table-cell>
          <table:table-cell office:value-type="string">
            <text:p>taxcode_ivdi22</text:p>
          </table:table-cell>
          <table:table-cell office:value-type="string">
            <text:p>taxcode_ivd22</text:p>
          </table:table-cell>
          <table:table-cell table:number-columns-repeated="2" office:value-type="string">
            <text:p>-1</text:p>
          </table:table-cell>
          <table:table-cell office:value-type="string">
            <text:p>False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table-cell table:formula="of:=CONCATENATE(&quot;tax_&quot;;LOWER(SUBSTITUTE([.B4];&quot; &quot;;&quot;_&quot;)))" office:value-type="string" office:string-value="tax_22d_inc">
            <text:p>tax_22d_inc</text:p>
          </table:table-cell>
          <table:table-cell office:value-type="string">
            <text:p>22d INC</text:p>
          </table:table-cell>
          <table:table-cell office:value-type="string">
            <text:p>l10n_it_chart_tmpl_personal</text:p>
          </table:table-cell>
          <table:table-cell office:value-type="string">
            <text:p>IVA al 22% (debito) INC</text:p>
          </table:table-cell>
          <table:table-cell office:value-type="string">
            <text:p>3</text:p>
          </table:table-cell>
          <table:table-cell office:value-type="string">
            <text:p>0.22</text:p>
          </table:table-cell>
          <table:table-cell office:value-type="string">
            <text:p>False</text:p>
          </table:table-cell>
          <table:table-cell office:value-type="string">
            <text:p>percent</text:p>
          </table:table-cell>
          <table:table-cell table:number-columns-repeated="2" office:value-type="string">
            <text:p>account_2501</text:p>
          </table:table-cell>
          <table:table-cell office:value-type="string">
            <text:p>sale</text:p>
          </table:table-cell>
          <table:table-cell office:value-type="string">
            <text:p>taxcode_ivdi22</text:p>
          </table:table-cell>
          <table:table-cell office:value-type="string">
            <text:p>taxcode_ivd22</text:p>
          </table:table-cell>
          <table:table-cell office:value-type="string">
            <text:p>taxcode_ivdi22</text:p>
          </table:table-cell>
          <table:table-cell office:value-type="string">
            <text:p>taxcode_ivd22</text:p>
          </table:table-cell>
          <table:table-cell table:number-columns-repeated="2" office:value-type="string">
            <text:p>-1</text:p>
          </table:table-cell>
          <table:table-cell office:value-type="string">
            <text:p>True</text:p>
          </table:table-cell>
          <table:table-cell table:number-columns-repeated="2" office:value-type="string">
            <text:p>1</text:p>
          </table:table-cell>
        </table:table-row>
        <table:table-row table:style-name="ro1" table:number-rows-repeated="1048571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13/01/2017</text:date>, <text:time>21.38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21:38:58</dc:date>
    <dc:creator>Luca Crea</dc:creator>
    <meta:generator>OpenOffice/4.1.3$Unix OpenOffice.org_project/413m1$Build-9783</meta:generator>
    <meta:editing-duration>PT2M19S</meta:editing-duration>
    <meta:editing-cycles>1</meta:editing-cycles>
    <meta:document-statistic meta:table-count="1" meta:cell-count="80" meta:object-count="0"/>
  </office:meta>
</office:document-meta>
</file>